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pen User Manual in PDF read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 style:data-style-name="N2" text:time-value="18:59:06.121570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01T19:00:35.583087692</dc:date>
    <meta:editing-duration>P8DT8H2M14S</meta:editing-duration>
    <meta:editing-cycles>554</meta:editing-cycles>
    <meta:generator>LibreOffice/6.0.5.2$Linux_X86_64 LibreOffice_project/00m0$Build-2</meta:generator>
    <meta:document-statistic meta:table-count="1" meta:cell-count="4759" meta:object-count="0"/>
  </office:meta>
</office:document-meta>
</file>